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01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00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Réponses_20_au_20_formulaire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1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1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0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3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6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7" style:family="table-cell" style:parent-style-name="Pivot_20_Table_20_Value">
      <style:table-cell-properties fo:border-bottom="none" fo:border-left="0.99pt solid #000000" fo:border-right="none" fo:border-top="none"/>
    </style:style>
    <style:style style:name="ce18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9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20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1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2" style:family="table-cell" style:parent-style-name="Pivot_20_Table_20_Value">
      <style:table-cell-properties fo:border-bottom="none" fo:border-left="none" fo:border-right="none" fo:border-top="0.99pt solid #000000"/>
    </style:style>
    <style:style style:name="ce23" style:family="table-cell" style:parent-style-name="Pivot_20_Table_20_Value">
      <style:table-cell-properties fo:border-bottom="0.99pt solid #000000" fo:border-left="none" fo:border-right="none" fo:border-top="none"/>
    </style:style>
    <style:style style:name="ce24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25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6" style:family="table-cell" style:parent-style-name="Pivot_20_Table_20_Value">
      <style:table-cell-properties fo:border-bottom="none" fo:border-left="none" fo:border-right="0.99pt solid #000000" fo:border-top="none"/>
    </style:style>
    <style:style style:name="ce27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8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2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0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31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32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33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34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35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3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7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38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9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40" style:family="table-cell" style:parent-style-name="Pivot_20_Table_20_Field">
      <style:table-cell-properties fo:border="0.99pt solid #000000"/>
    </style:style>
    <style:style style:name="ce41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42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43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4" style:family="table-cell" style:parent-style-name="Pivot_20_Table_20_Category" style:data-style-name="N0">
      <style:table-cell-properties fo:border="0.99pt solid #000000"/>
    </style:style>
    <style:style style:name="ce4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46" style:family="table-cell" style:parent-style-name="Pivot_20_Table_20_Value">
      <style:table-cell-properties fo:border-bottom="0.99pt solid #000000" fo:border-left="none" fo:border-right="none" fo:border-top="0.99pt solid #000000"/>
    </style:style>
    <style:style style:name="ce47" style:family="table-cell" style:parent-style-name="Pivot_20_Table_20_Value">
      <style:table-cell-properties fo:border-bottom="0.99pt solid #000000" fo:border-left="0.99pt solid #000000" fo:border-right="none" fo:border-top="0.99pt solid #000000"/>
    </style:style>
    <style:style style:name="ce48" style:family="table-cell" style:parent-style-name="Pivot_20_Table_20_Value">
      <style:table-cell-properties fo:border-bottom="0.99pt solid #000000" fo:border-left="none" fo:border-right="0.99pt solid #000000" fo:border-top="0.99pt solid #000000"/>
    </style:style>
    <style:style style:name="ce49" style:family="table-cell" style:parent-style-name="Pivot_20_Table_20_Result">
      <style:table-cell-properties fo:border-bottom="0.99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éponses au formulaire 1" table:style-name="ta1">
        <office:forms form:automatic-focus="false" form:apply-design-mode="false"/>
        <table:table-column table:style-name="co1" table:number-columns-repeated="20" table:default-cell-style-name="Default"/>
        <table:table-column table:style-name="co2" table:number-columns-repeated="1004" table:default-cell-style-name="Default"/>
        <table:table-row table:style-name="ro1">
          <table:table-cell table:style-name="ce1" office:value-type="string" calcext:value-type="string">
            <text:p>Horodateur</text:p>
          </table:table-cell>
          <table:table-cell table:style-name="ce1" office:value-type="string" calcext:value-type="string">
            <text:p>Êtes-vous ...</text:p>
          </table:table-cell>
          <table:table-cell table:style-name="ce1" office:value-type="string" calcext:value-type="string">
            <text:p>Tranche d'age</text:p>
          </table:table-cell>
          <table:table-cell table:style-name="ce1" office:value-type="string" calcext:value-type="string">
            <text:p>Situation professionnelle</text:p>
          </table:table-cell>
          <table:table-cell table:style-name="ce1" office:value-type="string" calcext:value-type="string">
            <text:p>Secteur d'activité</text:p>
          </table:table-cell>
          <table:table-cell table:style-name="ce1" office:value-type="string" calcext:value-type="string">
            <text:p>Vous préoccupez vous de la longévité de vos appareils numériques (ordinateur, téléphone, etc) ?</text:p>
          </table:table-cell>
          <table:table-cell table:style-name="ce1" office:value-type="string" calcext:value-type="string">
            <text:p>Quelle proportion de vos appareils connectés achetez vous d'occasion ou reconditionnés ?</text:p>
          </table:table-cell>
          <table:table-cell table:style-name="ce1" office:value-type="string" calcext:value-type="string">
            <text:p>Prenez vous en compte l'indice de réparabilité lors de l'achat d'un appareil (numérique) ?</text:p>
          </table:table-cell>
          <table:table-cell table:style-name="ce1" office:value-type="string" calcext:value-type="string">
            <text:p>Privilégiez vous une réparation à un remplacement de vos appareils connectés ?</text:p>
          </table:table-cell>
          <table:table-cell table:style-name="ce1" office:value-type="string" calcext:value-type="string">
            <text:p>Que faites vous d'un appareil en panne ou cassé ?</text:p>
          </table:table-cell>
          <table:table-cell table:style-name="ce1" office:value-type="string" calcext:value-type="string">
            <text:p>Quelles actions mettez vous en place concernant le stockage de vos données ?</text:p>
          </table:table-cell>
          <table:table-cell table:style-name="ce1" office:value-type="string" calcext:value-type="string">
            <text:p>Limitez vous la consommation de données liées au streaming ?</text:p>
          </table:table-cell>
          <table:table-cell table:style-name="ce1" office:value-type="string" calcext:value-type="string">
            <text:p>Quelle est, pour vous, la principale source de consommation énergétique liée au numérique ?</text:p>
          </table:table-cell>
          <table:table-cell table:style-name="ce1" office:value-type="string" calcext:value-type="string">
            <text:p>Quelle est, pour vous, la part des émissions de gaz à effet de serre (GES) liée au numérique ?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4T11:58:03.69" calcext:value-type="date">
            <text:p>10/24/2023 11:58:03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Étudiant</text:p>
          </table:table-cell>
          <table:table-cell/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.</text:p>
          </table:table-cell>
          <table:table-cell table:style-name="ce3" office:value-type="string" calcext:value-type="string">
            <text:p>Nettoyer régulièrement les espaces de stockage (photos, vidéos, mails...)., Stocker ses données dans des pays avec une électricité peu carbonnée., Utiliser en priorité un disque dur externe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4T12:06:44.85" calcext:value-type="date">
            <text:p>10/24/2023 12:06:44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Étudiant</text:p>
          </table:table-cell>
          <table:table-cell/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, Je le donne ou le vends à un revendeur de produits d'occasion.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Je ne souhaite pas répondre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4T12:10:43.47" calcext:value-type="date">
            <text:p>10/24/2023 12:10:43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1:48:40.4" calcext:value-type="date">
            <text:p>10/26/2023 11:48:40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1:51:42.27" calcext:value-type="date">
            <text:p>10/26/2023 11:51:42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1:58:19.69" calcext:value-type="date">
            <text:p>10/26/2023 11:58:19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2:28:23.74" calcext:value-type="date">
            <text:p>10/26/2023 12:28:23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Mathématiques et physique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2:30:46.04" calcext:value-type="date">
            <text:p>10/26/2023 12:30:46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2:38:44.05" calcext:value-type="date">
            <text:p>10/26/2023 12:38:44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2:39:22.6" calcext:value-type="date">
            <text:p>10/26/2023 12:39:22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Energies / Environnement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2:40:22.17" calcext:value-type="date">
            <text:p>10/26/2023 12:40:22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, 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2:41:23.42" calcext:value-type="date">
            <text:p>10/26/2023 12:41:23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, Oui, je limite mon utilisation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2:44:57.84" calcext:value-type="date">
            <text:p>10/26/2023 12:44:57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En recherche d'emploi</text:p>
          </table:table-cell>
          <table:table-cell/>
          <table:table-cell table:style-name="ce3" office:value-type="string" calcext:value-type="string">
            <text:p>Je ne sais pas</text:p>
          </table:table-cell>
          <table:table-cell table:style-name="ce4" office:value-type="percentage" office:value="0" calcext:value-type="percentage">
            <text:p>0%</text:p>
          </table:table-cell>
          <table:table-cell table:number-columns-repeated="2" table:style-name="ce3" office:value-type="string" calcext:value-type="string">
            <text:p>Non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2:49:42.99" calcext:value-type="date">
            <text:p>10/26/2023 12:49:42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/>
          <table:table-cell table:style-name="ce3" office:value-type="string" calcext:value-type="string">
            <text:p>Je ne sais pas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2:52:51.65" calcext:value-type="date">
            <text:p>10/26/2023 12:52:5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Commerçant </text:p>
          </table:table-cell>
          <table:table-cell table:style-name="ce3" office:value-type="string" calcext:value-type="string">
            <text:p>Tatoueur 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2:57:12.96" calcext:value-type="date">
            <text:p>10/26/2023 12:57:12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3:03:28.23" calcext:value-type="date">
            <text:p>10/26/2023 13:03:28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number-columns-repeated="2" table:style-name="ce3" office:value-type="string" calcext:value-type="string">
            <text:p>Non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3:08:45.04" calcext:value-type="date">
            <text:p>10/26/2023 13:08:45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Assistante maternelle 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3:09:13.28" calcext:value-type="date">
            <text:p>10/26/2023 13:09:13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Agriculture / Agroalimentaire / Animaux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3:13:43.38" calcext:value-type="date">
            <text:p>10/26/2023 13:13:43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Entrepreneuse</text:p>
          </table:table-cell>
          <table:table-cell table:style-name="ce3" office:value-type="string" calcext:value-type="string">
            <text:p>Beauté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3:15:20.75" calcext:value-type="date">
            <text:p>10/26/2023 13:15:20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3:16:36.77" calcext:value-type="date">
            <text:p>10/26/2023 13:16:36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Petite enfance 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3:18:51.54" calcext:value-type="date">
            <text:p>10/26/2023 13:18:5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Agriculture / Agroalimentaire / Animaux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3:20:33.83" calcext:value-type="date">
            <text:p>10/26/2023 13:20:33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Plus de 65 ans</text:p>
          </table:table-cell>
          <table:table-cell table:style-name="ce3" office:value-type="string" calcext:value-type="string">
            <text:p>Retraité</text:p>
          </table:table-cell>
          <table:table-cell table:style-name="ce3" office:value-type="string" calcext:value-type="string">
            <text:p>Social 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3:27:25.01" calcext:value-type="date">
            <text:p>10/26/2023 13:27:25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Plus de 65 ans</text:p>
          </table:table-cell>
          <table:table-cell table:style-name="ce3" office:value-type="string" calcext:value-type="string">
            <text:p>Retraité</text:p>
          </table:table-cell>
          <table:table-cell/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3:37:54.37" calcext:value-type="date">
            <text:p>10/26/2023 13:37:54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jette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3:40:18.97" calcext:value-type="date">
            <text:p>10/26/2023 13:40:18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4:05:55.31" calcext:value-type="date">
            <text:p>10/26/2023 14:05:55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dustrie / Mécanique / BTP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4:15:59.34" calcext:value-type="date">
            <text:p>10/26/2023 14:15:59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Agriculture / Agroalimentaire / Animaux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4:18:00.79" calcext:value-type="date">
            <text:p>10/26/2023 14:18:00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56-65 ans</text:p>
          </table:table-cell>
          <table:table-cell table:style-name="ce3" office:value-type="string" calcext:value-type="string">
            <text:p>Retraité</text:p>
          </table:table-cell>
          <table:table-cell/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4:25:28.44" calcext:value-type="date">
            <text:p>10/26/2023 14:25:28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Finance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Oui, je réduis la qualité., 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4:43:49.8" calcext:value-type="date">
            <text:p>10/26/2023 14:43:49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4:54:16.38" calcext:value-type="date">
            <text:p>10/26/2023 14:54:16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Non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5:55:06.88" calcext:value-type="date">
            <text:p>10/26/2023 15:55:06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6:40:48.78" calcext:value-type="date">
            <text:p>10/26/2023 16:40:48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n recherche d'emploi</text:p>
          </table:table-cell>
          <table:table-cell/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gt;1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7:31:06.48" calcext:value-type="date">
            <text:p>10/26/2023 17:31:06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Domine le monde secrètement </text:p>
          </table:table-cell>
          <table:table-cell table:style-name="ce3" office:value-type="string" calcext:value-type="string">
            <text:p>Sectes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17:57:00.61" calcext:value-type="date">
            <text:p>10/26/2023 17:57:00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56-6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Droit / Justice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20:49:32.82" calcext:value-type="date">
            <text:p>10/26/2023 20:49:32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Bac pro animation 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20:49:38.01" calcext:value-type="date">
            <text:p>10/26/2023 20:49:38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20:51:07.22" calcext:value-type="date">
            <text:p>10/26/2023 20:51:07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Non</text:p>
          </table:table-cell>
          <table:table-cell table:style-name="ce4" office:value-type="percentage" office:value="0" calcext:value-type="percentage">
            <text:p>0%</text:p>
          </table:table-cell>
          <table:table-cell table:number-columns-repeated="2" table:style-name="ce3" office:value-type="string" calcext:value-type="string">
            <text:p>Non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21:31:00.32" calcext:value-type="date">
            <text:p>10/26/2023 21:31:00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dustrie / Mécanique / BTP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21:33:24.71" calcext:value-type="date">
            <text:p>10/26/2023 21:33:24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roit / Justice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" calcext:value-type="percentage">
            <text:p>0%</text:p>
          </table:table-cell>
          <table:table-cell table:number-columns-repeated="2" table:style-name="ce3" office:value-type="string" calcext:value-type="string">
            <text:p>Non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6T21:38:34.79" calcext:value-type="date">
            <text:p>10/26/2023 21:38:34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roit / Justice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7T03:04:06.25" calcext:value-type="date">
            <text:p>10/27/2023 3:04:06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Enseignante</text:p>
          </table:table-cell>
          <table:table-cell table:style-name="ce3" office:value-type="string" calcext:value-type="string">
            <text:p>Enseignement 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Stocker ses données dans des pays avec une électricité peu carbonnée.</text:p>
          </table:table-cell>
          <table:table-cell table:style-name="ce3" office:value-type="string" calcext:value-type="string">
            <text:p>Oui, je réduis la qualité., Oui, je limite mon utilisation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7T09:49:39.01" calcext:value-type="date">
            <text:p>10/27/2023 9:49:39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Industrie / Mécanique / BTP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7T10:08:58.33" calcext:value-type="date">
            <text:p>10/27/2023 10:08:58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Audiovisuel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7T10:10:01.95" calcext:value-type="date">
            <text:p>10/27/2023 10:10:0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J'essaie de le reparer, Je le jette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7T15:37:36.66" calcext:value-type="date">
            <text:p>10/27/2023 15:37:36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Comptabilité publique 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jette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8T13:17:57.22" calcext:value-type="date">
            <text:p>10/28/2023 13:17:57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8T19:52:23.72" calcext:value-type="date">
            <text:p>10/28/2023 19:52:23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Agriculture / Agroalimentaire / Animaux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9T09:43:07.4" calcext:value-type="date">
            <text:p>10/29/2023 9:43:07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Formation/ insertion 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9T11:44:41.65" calcext:value-type="date">
            <text:p>10/29/2023 11:44:4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29T13:29:20.57" calcext:value-type="date">
            <text:p>10/29/2023 13:29:20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Je ne sais pas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0-30T17:16:41.71" calcext:value-type="date">
            <text:p>10/30/2023 17:16:4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1T11:07:57.82" calcext:value-type="date">
            <text:p>11/1/2023 11:07:57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Indépendant 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8:21:23.17" calcext:value-type="date">
            <text:p>11/7/2023 8:21:23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8:22:45.09" calcext:value-type="date">
            <text:p>11/7/2023 8:22:45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Je le jette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8:24:37.78" calcext:value-type="date">
            <text:p>11/7/2023 8:24:37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8:27:56.42" calcext:value-type="date">
            <text:p>11/7/2023 8:27:56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Droit / Justice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8:33:50.33" calcext:value-type="date">
            <text:p>11/7/2023 8:33:50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8:44:19.55" calcext:value-type="date">
            <text:p>11/7/2023 8:44:19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" calcext:value-type="percentage">
            <text:p>0%</text:p>
          </table:table-cell>
          <table:table-cell table:number-columns-repeated="2" table:style-name="ce3" office:value-type="string" calcext:value-type="string">
            <text:p>Non</text:p>
          </table:table-cell>
          <table:table-cell table:style-name="ce3" office:value-type="string" calcext:value-type="string">
            <text:p>Je le donne ou le vends à un revendeur de produits d'occasion / reconditionnés.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9:02:19.58" calcext:value-type="date">
            <text:p>11/7/2023 9:02:19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n recherche d'emploi</text:p>
          </table:table-cell>
          <table:table-cell/>
          <table:table-cell table:style-name="ce3" office:value-type="string" calcext:value-type="string">
            <text:p>Oui</text:p>
          </table:table-cell>
          <table:table-cell table:style-name="ce4" office:value-type="percentage" office:value="0.75" calcext:value-type="percentage">
            <text:p>75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, Je m'assure de son recyclage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réduis la qualité., Oui, je limite mon utilisation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9:17:18.13" calcext:value-type="date">
            <text:p>11/7/2023 9:17:18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Plus de 65 ans</text:p>
          </table:table-cell>
          <table:table-cell table:style-name="ce3" office:value-type="string" calcext:value-type="string">
            <text:p>Retraité</text:p>
          </table:table-cell>
          <table:table-cell table:style-name="ce3" office:value-type="string" calcext:value-type="string">
            <text:p>Energies / Environnement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, Je le jette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9:18:18.59" calcext:value-type="date">
            <text:p>11/7/2023 9:18:18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Audiovisuel</text:p>
          </table:table-cell>
          <table:table-cell table:style-name="ce3" office:value-type="string" calcext:value-type="string">
            <text:p>Je ne sais pas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jette</text:p>
          </table:table-cell>
          <table:table-cell table:style-name="ce3" office:value-type="string" calcext:value-type="string">
            <text:p>Nettoyer régulièrement les espaces de stockage (photos, vidéos, mails...)., Stocker ses données dans des pays avec une électricité peu carbonné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9:18:59.88" calcext:value-type="date">
            <text:p>11/7/2023 9:18:59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Armée / Sécurité / Secours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9:20:35.66" calcext:value-type="date">
            <text:p>11/7/2023 9:20:35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9:21:51.74" calcext:value-type="date">
            <text:p>11/7/2023 9:21:5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56-65 ans</text:p>
          </table:table-cell>
          <table:table-cell table:style-name="ce3" office:value-type="string" calcext:value-type="string">
            <text:p>Retraité</text:p>
          </table:table-cell>
          <table:table-cell/>
          <table:table-cell table:style-name="ce3" office:value-type="string" calcext:value-type="string">
            <text:p>Je ne sais pas</text:p>
          </table:table-cell>
          <table:table-cell table:style-name="ce4" office:value-type="percentage" office:value="0.25" calcext:value-type="percentage">
            <text:p>25%</text:p>
          </table:table-cell>
          <table:table-cell table:number-columns-repeated="2" table:style-name="ce3" office:value-type="string" calcext:value-type="string">
            <text:p>Non</text:p>
          </table:table-cell>
          <table:table-cell table:style-name="ce3" office:value-type="string" calcext:value-type="string">
            <text:p>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gt;1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9:22:33.43" calcext:value-type="date">
            <text:p>11/7/2023 9:22:33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9:23:29.42" calcext:value-type="date">
            <text:p>11/7/2023 9:23:29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, Je le jette</text:p>
          </table:table-cell>
          <table:table-cell table:style-name="ce3" office:value-type="string" calcext:value-type="string">
            <text:p>Nettoyer régulièrement les espaces de stockage (photos, vidéos, mails...)., Stocker ses données dans des pays avec une électricité peu carbonnée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9:24:11.48" calcext:value-type="date">
            <text:p>11/7/2023 9:24:11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Non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, 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09:38:34.71" calcext:value-type="date">
            <text:p>11/7/2023 9:38:34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0:02:58.43" calcext:value-type="date">
            <text:p>11/7/2023 10:02:58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56-65 ans</text:p>
          </table:table-cell>
          <table:table-cell table:style-name="ce3" office:value-type="string" calcext:value-type="string">
            <text:p>Retraité</text:p>
          </table:table-cell>
          <table:table-cell table:style-name="ce3" office:value-type="string" calcext:value-type="string">
            <text:p>Finance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0:03:43.04" calcext:value-type="date">
            <text:p>11/7/2023 10:03:43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En recherche d'emploi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75" calcext:value-type="percentage">
            <text:p>75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0:29:21.67" calcext:value-type="date">
            <text:p>11/7/2023 10:29:21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Je ne sais pas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0:55:06.92" calcext:value-type="date">
            <text:p>11/7/2023 10:55:06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En recherche d'emploi</text:p>
          </table:table-cell>
          <table:table-cell table:style-name="ce3" office:value-type="string" calcext:value-type="string">
            <text:p>Audiovisuel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réduis la qualité., 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08:02.41" calcext:value-type="date">
            <text:p>11/7/2023 11:08:02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-15 ans</text:p>
          </table:table-cell>
          <table:table-cell table:style-name="ce3" office:value-type="string" calcext:value-type="string">
            <text:p>Étudiant</text:p>
          </table:table-cell>
          <table:table-cell/>
          <table:table-cell table:style-name="ce3" office:value-type="string" calcext:value-type="string">
            <text:p>Je ne sais pas</text:p>
          </table:table-cell>
          <table:table-cell table:style-name="ce4" office:value-type="percentage" office:value="0" calcext:value-type="percentage">
            <text:p>0%</text:p>
          </table:table-cell>
          <table:table-cell table:number-columns-repeated="2" table:style-name="ce3" office:value-type="string" calcext:value-type="string">
            <text:p>Non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08:33.81" calcext:value-type="date">
            <text:p>11/7/2023 11:08:33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n recherche d'emploi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09:09.03" calcext:value-type="date">
            <text:p>11/7/2023 11:09:09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Plus de 65 ans</text:p>
          </table:table-cell>
          <table:table-cell table:style-name="ce3" office:value-type="string" calcext:value-type="string">
            <text:p>Retraité</text:p>
          </table:table-cell>
          <table:table-cell table:style-name="ce3" office:value-type="string" calcext:value-type="string">
            <text:p>Finance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75" calcext:value-type="percentage">
            <text:p>75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12:31.43" calcext:value-type="date">
            <text:p>11/7/2023 11:12:3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Industrie / Mécanique / BTP</text:p>
          </table:table-cell>
          <table:table-cell table:style-name="ce3" office:value-type="string" calcext:value-type="string">
            <text:p>Non</text:p>
          </table:table-cell>
          <table:table-cell table:style-name="ce4" office:value-type="percentage" office:value="0" calcext:value-type="percentage">
            <text:p>0%</text:p>
          </table:table-cell>
          <table:table-cell table:number-columns-repeated="2" table:style-name="ce3" office:value-type="string" calcext:value-type="string">
            <text:p>Non</text:p>
          </table:table-cell>
          <table:table-cell table:style-name="ce3" office:value-type="string" calcext:value-type="string">
            <text:p>Je m'assure de son recyclage, Je le jette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&gt;1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13:13.77" calcext:value-type="date">
            <text:p>11/7/2023 11:13:13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Commerce / Marketing / Ges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, 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13:52.71" calcext:value-type="date">
            <text:p>11/7/2023 11:13:52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Stocker ses données dans des pays avec une électricité peu carbonnée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14:43.15" calcext:value-type="date">
            <text:p>11/7/2023 11:14:43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, Je le jette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15:31.25" calcext:value-type="date">
            <text:p>11/7/2023 11:15:31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75" calcext:value-type="percentage">
            <text:p>75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, Je m'assure de son recyclage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16:31.99" calcext:value-type="date">
            <text:p>11/7/2023 11:16:31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Armée / Sécurité / Secours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Stocker ses données dans des pays avec une électricité peu carbonné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17:16.56" calcext:value-type="date">
            <text:p>11/7/2023 11:17:16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, Je le jette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17:50.33" calcext:value-type="date">
            <text:p>11/7/2023 11:17:50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25" calcext:value-type="percentage">
            <text:p>25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, Je le donne ou le vends à un revendeur de produits d'occasion / reconditionnés.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18:30.74" calcext:value-type="date">
            <text:p>11/7/2023 11:18:30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, Stocker ses données dans des pays avec une électricité peu carbonnée., 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19:59.24" calcext:value-type="date">
            <text:p>11/7/2023 11:19:59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Agriculture / Agroalimentaire / Animaux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20:34.93" calcext:value-type="date">
            <text:p>11/7/2023 11:20:34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21:46.24" calcext:value-type="date">
            <text:p>11/7/2023 11:21:46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Energies / Environnement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</text:p>
          </table:table-cell>
          <table:table-cell table:style-name="ce3" office:value-type="string" calcext:value-type="string">
            <text:p>Nettoyer régulièrement les espaces de stockage (photos, vidéos, mails...)., Stocker ses données dans des pays avec une électricité peu carbonné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22:28.91" calcext:value-type="date">
            <text:p>11/7/2023 11:22:28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Audiovisuel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23:12.09" calcext:value-type="date">
            <text:p>11/7/2023 11:23:12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Biologie / Santé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32:51.67" calcext:value-type="date">
            <text:p>11/7/2023 11:32:5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36-45 ans</text:p>
          </table:table-cell>
          <table:table-cell table:style-name="ce3" office:value-type="string" calcext:value-type="string">
            <text:p>En recherche d'emploi</text:p>
          </table:table-cell>
          <table:table-cell table:style-name="ce3" office:value-type="string" calcext:value-type="string">
            <text:p>Audiovisuel</text:p>
          </table:table-cell>
          <table:table-cell table:style-name="ce3" office:value-type="string" calcext:value-type="string">
            <text:p>Je ne sais pas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40:11.48" calcext:value-type="date">
            <text:p>11/7/2023 11:40:1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Audiovisuel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, 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47:09.7" calcext:value-type="date">
            <text:p>11/7/2023 11:47:09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Finance</text:p>
          </table:table-cell>
          <table:table-cell table:style-name="ce3" office:value-type="string" calcext:value-type="string">
            <text:p>Non</text:p>
          </table:table-cell>
          <table:table-cell table:style-name="ce4" office:value-type="percentage" office:value="0.25" calcext:value-type="percentage">
            <text:p>25%</text:p>
          </table:table-cell>
          <table:table-cell table:number-columns-repeated="2" table:style-name="ce3" office:value-type="string" calcext:value-type="string">
            <text:p>Non</text:p>
          </table:table-cell>
          <table:table-cell table:style-name="ce3" office:value-type="string" calcext:value-type="string">
            <text:p>Je le donne ou le vends à un revendeur de produits d'occasion / reconditionnés.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48:54.13" calcext:value-type="date">
            <text:p>11/7/2023 11:48:54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56-65 ans</text:p>
          </table:table-cell>
          <table:table-cell table:style-name="ce3" office:value-type="string" calcext:value-type="string">
            <text:p>Retraité</text:p>
          </table:table-cell>
          <table:table-cell table:style-name="ce3" office:value-type="string" calcext:value-type="string">
            <text:p>Armée / Sécurité / Secours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49:29.71" calcext:value-type="date">
            <text:p>11/7/2023 11:49:29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Agriculture / Agroalimentaire / Animaux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75" calcext:value-type="percentage">
            <text:p>75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, Je m'assure de son recyclage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1:58:10.74" calcext:value-type="date">
            <text:p>11/7/2023 11:58:10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26-3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Industrie / Mécanique / BTP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25" calcext:value-type="percentage">
            <text:p>25%</text:p>
          </table:table-cell>
          <table:table-cell table:number-columns-repeated="2" table:style-name="ce3" office:value-type="string" calcext:value-type="string">
            <text:p>Non</text:p>
          </table:table-cell>
          <table:table-cell table:style-name="ce3" office:value-type="string" calcext:value-type="string">
            <text:p>Je m'assure de son recyclage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&gt;1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2:41:41.82" calcext:value-type="date">
            <text:p>11/7/2023 12:41:4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formatique / Numérique / Digital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4:00:51.39" calcext:value-type="date">
            <text:p>11/7/2023 14:00:51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En recherche d'emploi</text:p>
          </table:table-cell>
          <table:table-cell table:style-name="ce3" office:value-type="string" calcext:value-type="string">
            <text:p>Armée / Sécurité / Secours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4:43:20.76" calcext:value-type="date">
            <text:p>11/7/2023 14:43:20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Employé</text:p>
          </table:table-cell>
          <table:table-cell table:style-name="ce3" office:value-type="string" calcext:value-type="string">
            <text:p>Industrie / Mécanique / BTP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19:42:10.84" calcext:value-type="date">
            <text:p>11/7/2023 19:42:10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Industrie / Mécanique / BTP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Jeux vidéos</text:p>
          </table:table-cell>
          <table:table-cell table:style-name="ce3" office:value-type="string" calcext:value-type="string">
            <text:p>1-2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1:38:21.24" calcext:value-type="date">
            <text:p>11/7/2023 21:38:21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1:50:21.28" calcext:value-type="date">
            <text:p>11/7/2023 21:50:2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75" calcext:value-type="percentage">
            <text:p>75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1:50:43.73" calcext:value-type="date">
            <text:p>11/7/2023 21:50:43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1:51:36.63" calcext:value-type="date">
            <text:p>11/7/2023 21:51:36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1:52:03.06" calcext:value-type="date">
            <text:p>11/7/2023 21:52:03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1:52:25.23" calcext:value-type="date">
            <text:p>11/7/2023 21:52:25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1:54:01.17" calcext:value-type="date">
            <text:p>11/7/2023 21:54:0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&gt;1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1:57:57.27" calcext:value-type="date">
            <text:p>11/7/2023 21:57:57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1:59:01.79" calcext:value-type="date">
            <text:p>11/7/2023 21:59:0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01:30.89" calcext:value-type="date">
            <text:p>11/7/2023 22:01:30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gt;1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02:21.15" calcext:value-type="date">
            <text:p>11/7/2023 22:02:2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1" calcext:value-type="percentage">
            <text:p>100%</text:p>
          </table:table-cell>
          <table:table-cell table:number-columns-repeated="2" table:style-name="ce3" office:value-type="string" calcext:value-type="string">
            <text:p>Oui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05:15.07" calcext:value-type="date">
            <text:p>11/7/2023 22:05:15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11:07.84" calcext:value-type="date">
            <text:p>11/7/2023 22:11:07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11:34.44" calcext:value-type="date">
            <text:p>11/7/2023 22:11:34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18:09.97" calcext:value-type="date">
            <text:p>11/7/2023 22:18:09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19:27.65" calcext:value-type="date">
            <text:p>11/7/2023 22:19:27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Je ne sais pas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21:13.85" calcext:value-type="date">
            <text:p>11/7/2023 22:21:13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24:47.93" calcext:value-type="date">
            <text:p>11/7/2023 22:24:47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27:09.46" calcext:value-type="date">
            <text:p>11/7/2023 22:27:09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jette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27:21.96" calcext:value-type="date">
            <text:p>11/7/2023 22:27:2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Oui, je réduis la qualité., Oui, je limite mon utilisation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33:59.58" calcext:value-type="date">
            <text:p>11/7/2023 22:33:59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35:26.54" calcext:value-type="date">
            <text:p>11/7/2023 22:35:26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2:48:43.03" calcext:value-type="date">
            <text:p>11/7/2023 22:48:43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, 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3:03:37.63" calcext:value-type="date">
            <text:p>11/7/2023 23:03:37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</text:p>
          </table:table-cell>
          <table:table-cell table:style-name="ce3" office:value-type="string" calcext:value-type="string">
            <text:p>Nettoyer régulièrement les espaces de stockage (photos, vidéos, mails...)., Stocker ses données dans des pays avec une électricité peu carbonné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3:07:39.76" calcext:value-type="date">
            <text:p>11/7/2023 23:07:39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7T23:48:01.43" calcext:value-type="date">
            <text:p>11/7/2023 23:48:0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Logiciel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8T01:02:55.9" calcext:value-type="date">
            <text:p>11/8/2023 1:02:55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8T01:21:21.8" calcext:value-type="date">
            <text:p>11/8/2023 1:21:21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le donne ou le vends à un revendeur de produits d'occasion / reconditionnés.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Oui, je réduis la qualité.</text:p>
          </table:table-cell>
          <table:table-cell table:style-name="ce3" office:value-type="string" calcext:value-type="string">
            <text:p>Objets connectés</text:p>
          </table:table-cell>
          <table:table-cell table:style-name="ce3" office:value-type="string" calcext:value-type="string">
            <text:p>3-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8T07:43:00.71" calcext:value-type="date">
            <text:p>11/8/2023 7:43:00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46-55 ans</text:p>
          </table:table-cell>
          <table:table-cell table:style-name="ce3" office:value-type="string" calcext:value-type="string">
            <text:p>Cadre</text:p>
          </table:table-cell>
          <table:table-cell table:style-name="ce3" office:value-type="string" calcext:value-type="string">
            <text:p>Agriculture / Agroalimentaire / Animaux</text:p>
          </table:table-cell>
          <table:table-cell table:style-name="ce3" office:value-type="string" calcext:value-type="string">
            <text:p>Plutôt oui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jett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8T08:28:01.37" calcext:value-type="date">
            <text:p>11/8/2023 8:28:01</text:p>
          </table:table-cell>
          <table:table-cell table:style-name="ce3" office:value-type="string" calcext:value-type="string">
            <text:p>Ho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m'assure de son recyclage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cela ne m'intéresse pas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&lt;4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8T08:35:39.27" calcext:value-type="date">
            <text:p>11/8/2023 8:35:39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Streaming vidéo/musique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08T21:45:01.19" calcext:value-type="date">
            <text:p>11/8/2023 21:45:01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Design / Architecture / Conception</text:p>
          </table:table-cell>
          <table:table-cell table:style-name="ce3" office:value-type="string" calcext:value-type="string">
            <text:p>Oui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e m'assure de son recyclage</text:p>
          </table:table-cell>
          <table:table-cell table:style-name="ce3" office:value-type="string" calcext:value-type="string">
            <text:p>Nettoyer régulièrement les espaces de stockage (photos, vidéos, mails...)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11-14T19:13:26.82" calcext:value-type="date">
            <text:p>11/14/2023 19:13:26</text:p>
          </table:table-cell>
          <table:table-cell table:style-name="ce3" office:value-type="string" calcext:value-type="string">
            <text:p>Femme</text:p>
          </table:table-cell>
          <table:table-cell table:style-name="ce3" office:value-type="string" calcext:value-type="string">
            <text:p>15-25 ans</text:p>
          </table:table-cell>
          <table:table-cell table:style-name="ce3" office:value-type="string" calcext:value-type="string">
            <text:p>Étudiant</text:p>
          </table:table-cell>
          <table:table-cell table:style-name="ce3" office:value-type="string" calcext:value-type="string">
            <text:p>Animation 2D, game designer, character designer</text:p>
          </table:table-cell>
          <table:table-cell table:style-name="ce3" office:value-type="string" calcext:value-type="string">
            <text:p>Plutôt non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Oui, mais en fonction des coûts</text:p>
          </table:table-cell>
          <table:table-cell table:style-name="ce3" office:value-type="string" calcext:value-type="string">
            <text:p>J'essaie de le reparer, Je le donne ou le vends à un revendeur de produits d'occasion / reconditionnés.</text:p>
          </table:table-cell>
          <table:table-cell table:style-name="ce3" office:value-type="string" calcext:value-type="string">
            <text:p>Utiliser en priorité un disque dur externe.</text:p>
          </table:table-cell>
          <table:table-cell table:style-name="ce3" office:value-type="string" calcext:value-type="string">
            <text:p>Non, je n'ai pas conscience des enjeux liés au streaming.</text:p>
          </table:table-cell>
          <table:table-cell table:style-name="ce3" office:value-type="string" calcext:value-type="string">
            <text:p>Recherches internet</text:p>
          </table:table-cell>
          <table:table-cell table:style-name="ce3" office:value-type="string" calcext:value-type="string">
            <text:p>2-3%</text:p>
          </table:table-cell>
          <table:table-cell table:number-columns-repeated="1010"/>
        </table:table-row>
        <table:table-row table:style-name="ro2" table:number-rows-repeated="10484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e dynamique_Réponses au formulaire 1_2" table:style-name="ta2">
        <office:forms form:automatic-focus="false" form:apply-design-mode="false"/>
        <table:table-column table:style-name="co3" table:default-cell-style-name="ce12"/>
        <table:table-column table:style-name="co3" table:default-cell-style-name="ce17"/>
        <table:table-column table:style-name="co3" table:number-columns-repeated="5" table:default-cell-style-name="Pivot_20_Table_20_Value"/>
        <table:table-column table:style-name="co3" table:default-cell-style-name="ce26"/>
        <table:table-column table:style-name="co3" table:default-cell-style-name="ce32"/>
        <table:table-row table:style-name="ro3">
          <table:table-cell table:style-name="ce9" office:value-type="string" calcext:value-type="string">
            <text:p>(vide)</text:p>
          </table:table-cell>
          <table:table-cell table:style-name="ce14" office:value-type="string" calcext:value-type="string">
            <text:p>Tranche d'age</text:p>
          </table:table-cell>
          <table:table-cell table:style-name="ce20" table:number-columns-repeated="6"/>
          <table:table-cell table:style-name="ce29"/>
        </table:table-row>
        <table:table-row table:style-name="ro3">
          <table:table-cell table:style-name="ce10" office:value-type="string" calcext:value-type="string">
            <text:p>Vous préoccupez vous de la longévité de vos appareils numériques (ordinateur, téléphone, etc) ?</text:p>
          </table:table-cell>
          <table:table-cell table:style-name="ce15" office:value-type="string" calcext:value-type="string">
            <text:p>-15 ans</text:p>
          </table:table-cell>
          <table:table-cell table:style-name="ce21" office:value-type="string" calcext:value-type="string">
            <text:p>15-25 ans</text:p>
          </table:table-cell>
          <table:table-cell table:style-name="ce21" office:value-type="string" calcext:value-type="string">
            <text:p>26-35 ans</text:p>
          </table:table-cell>
          <table:table-cell table:style-name="ce21" office:value-type="string" calcext:value-type="string">
            <text:p>36-45 ans</text:p>
          </table:table-cell>
          <table:table-cell table:style-name="ce21" office:value-type="string" calcext:value-type="string">
            <text:p>46-55 ans</text:p>
          </table:table-cell>
          <table:table-cell table:style-name="ce21" office:value-type="string" calcext:value-type="string">
            <text:p>56-65 ans</text:p>
          </table:table-cell>
          <table:table-cell table:style-name="ce21" office:value-type="string" calcext:value-type="string">
            <text:p>Plus de 65 ans</text:p>
          </table:table-cell>
          <table:table-cell table:style-name="ce30" office:value-type="string" calcext:value-type="string">
            <text:p>Total Résultat</text:p>
          </table:table-cell>
        </table:table-row>
        <table:table-row table:style-name="ro3">
          <table:table-cell table:style-name="ce11" office:value-type="string" calcext:value-type="string">
            <text:p>Je ne sais pas</text:p>
          </table:table-cell>
          <table:table-cell table:style-name="ce16"/>
          <table:table-cell table:style-name="ce22" table:number-columns-repeated="5"/>
          <table:table-cell table:style-name="ce25"/>
          <table:table-cell table:style-name="ce31"/>
        </table:table-row>
        <table:table-row table:style-name="ro3">
          <table:table-cell office:value-type="string" calcext:value-type="string">
            <text:p>Non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Oui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Plutôt non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Plutôt oui</text:p>
          </table:table-cell>
          <table:table-cell table:style-name="ce18"/>
          <table:table-cell table:style-name="ce23" table:number-columns-repeated="5"/>
          <table:table-cell table:style-name="ce27"/>
          <table:table-cell table:style-name="ce33"/>
        </table:table-row>
        <table:table-row table:style-name="ro3">
          <table:table-cell table:style-name="ce13" office:value-type="string" calcext:value-type="string">
            <text:p>Total Résultat</text:p>
          </table:table-cell>
          <table:table-cell table:style-name="ce19"/>
          <table:table-cell table:style-name="ce24" table:number-columns-repeated="5"/>
          <table:table-cell table:style-name="ce28"/>
          <table:table-cell table:style-name="ce34"/>
        </table:table-row>
      </table:table>
      <table:table table:name="Table dynamique_Réponses au formulaire 1_1" table:style-name="ta2">
        <office:forms form:automatic-focus="false" form:apply-design-mode="false"/>
        <table:table-column table:style-name="co4" table:default-cell-style-name="ce11"/>
        <table:table-column table:style-name="co4" table:default-cell-style-name="ce41"/>
        <table:table-column table:style-name="co4" table:default-cell-style-name="ce16"/>
        <table:table-column table:style-name="co4" table:number-columns-repeated="22" table:default-cell-style-name="ce22"/>
        <table:table-column table:style-name="co4" table:default-cell-style-name="ce25"/>
        <table:table-column table:style-name="co4" table:default-cell-style-name="ce31"/>
        <table:table-column table:style-name="co4" table:number-columns-repeated="16357" table:default-cell-style-name="Default"/>
        <table:table-row table:style-name="ro3">
          <table:table-cell table:style-name="ce35" office:value-type="string" calcext:value-type="string">
            <text:p>Moyenne - Vous préoccupez vous de la longévité de vos appareils numériques (ordinateur, téléphone, etc) ?</text:p>
          </table:table-cell>
          <table:table-cell table:style-name="ce39"/>
          <table:table-cell table:style-name="ce14" office:value-type="string" calcext:value-type="string">
            <text:p>Secteur d'activité</text:p>
          </table:table-cell>
          <table:table-cell table:style-name="ce20" table:number-columns-repeated="23"/>
          <table:table-cell table:style-name="ce29"/>
          <table:table-cell table:number-columns-repeated="16357"/>
        </table:table-row>
        <table:table-row table:style-name="ro3">
          <table:table-cell table:style-name="ce10" office:value-type="string" calcext:value-type="string">
            <text:p>Situation professionnelle</text:p>
          </table:table-cell>
          <table:table-cell table:style-name="ce40" office:value-type="string" calcext:value-type="string">
            <text:p>Tranche d'age</text:p>
          </table:table-cell>
          <table:table-cell table:style-name="ce15" office:value-type="string" calcext:value-type="string">
            <text:p>Agriculture / Agroalimentaire / Animaux</text:p>
          </table:table-cell>
          <table:table-cell table:style-name="ce21" office:value-type="string" calcext:value-type="string">
            <text:p>Animation 2D, game designer, character designer</text:p>
          </table:table-cell>
          <table:table-cell table:style-name="ce21" office:value-type="string" calcext:value-type="string">
            <text:p>Armée / Sécurité / Secours</text:p>
          </table:table-cell>
          <table:table-cell table:style-name="ce21" office:value-type="string" calcext:value-type="string">
            <text:p>Assistante maternelle </text:p>
          </table:table-cell>
          <table:table-cell table:style-name="ce21" office:value-type="string" calcext:value-type="string">
            <text:p>Audiovisuel</text:p>
          </table:table-cell>
          <table:table-cell table:style-name="ce21" office:value-type="string" calcext:value-type="string">
            <text:p>Bac pro animation </text:p>
          </table:table-cell>
          <table:table-cell table:style-name="ce21" office:value-type="string" calcext:value-type="string">
            <text:p>Beauté</text:p>
          </table:table-cell>
          <table:table-cell table:style-name="ce21" office:value-type="string" calcext:value-type="string">
            <text:p>Biologie / Santé</text:p>
          </table:table-cell>
          <table:table-cell table:style-name="ce21" office:value-type="string" calcext:value-type="string">
            <text:p>Commerce / Marketing / Gestion</text:p>
          </table:table-cell>
          <table:table-cell table:style-name="ce21" office:value-type="string" calcext:value-type="string">
            <text:p>Comptabilité publique </text:p>
          </table:table-cell>
          <table:table-cell table:style-name="ce21" office:value-type="string" calcext:value-type="string">
            <text:p>Design / Architecture / Conception</text:p>
          </table:table-cell>
          <table:table-cell table:style-name="ce21" office:value-type="string" calcext:value-type="string">
            <text:p>Droit / Justice</text:p>
          </table:table-cell>
          <table:table-cell table:style-name="ce21" office:value-type="string" calcext:value-type="string">
            <text:p>Energies / Environnement</text:p>
          </table:table-cell>
          <table:table-cell table:style-name="ce21" office:value-type="string" calcext:value-type="string">
            <text:p>Enseignement </text:p>
          </table:table-cell>
          <table:table-cell table:style-name="ce21" office:value-type="string" calcext:value-type="string">
            <text:p>Finance</text:p>
          </table:table-cell>
          <table:table-cell table:style-name="ce21" office:value-type="string" calcext:value-type="string">
            <text:p>Formation/ insertion </text:p>
          </table:table-cell>
          <table:table-cell table:style-name="ce21" office:value-type="string" calcext:value-type="string">
            <text:p>Industrie / Mécanique / BTP</text:p>
          </table:table-cell>
          <table:table-cell table:style-name="ce21" office:value-type="string" calcext:value-type="string">
            <text:p>Informatique / Numérique / Digital</text:p>
          </table:table-cell>
          <table:table-cell table:style-name="ce21" office:value-type="string" calcext:value-type="string">
            <text:p>Mathématiques et physique</text:p>
          </table:table-cell>
          <table:table-cell table:style-name="ce21" office:value-type="string" calcext:value-type="string">
            <text:p>Petite enfance </text:p>
          </table:table-cell>
          <table:table-cell table:style-name="ce21" office:value-type="string" calcext:value-type="string">
            <text:p>Sectes</text:p>
          </table:table-cell>
          <table:table-cell table:style-name="ce21" office:value-type="string" calcext:value-type="string">
            <text:p>Social </text:p>
          </table:table-cell>
          <table:table-cell table:style-name="ce21" office:value-type="string" calcext:value-type="string">
            <text:p>Tatoueur </text:p>
          </table:table-cell>
          <table:table-cell table:style-name="ce21" office:value-type="string" calcext:value-type="string">
            <text:p>(vide)</text:p>
          </table:table-cell>
          <table:table-cell table:style-name="ce30" office:value-type="string" calcext:value-type="string">
            <text:p>Total Résultat</text:p>
          </table:table-cell>
          <table:table-cell table:number-columns-repeated="16357"/>
        </table:table-row>
        <table:table-row table:style-name="ro3">
          <table:table-cell office:value-type="string" calcext:value-type="string">
            <text:p>Cadre</text:p>
          </table:table-cell>
          <table:table-cell office:value-type="string" calcext:value-type="string">
            <text:p>26-35 ans</text:p>
          </table:table-cell>
          <table:table-cell table:number-columns-repeated="16382"/>
        </table:table-row>
        <table:table-row table:style-name="ro3">
          <table:table-cell table:style-name="ce12"/>
          <table:table-cell table:style-name="ce42" office:value-type="string" calcext:value-type="string">
            <text:p>36-45 ans</text:p>
          </table:table-cell>
          <table:table-cell table:style-name="ce17"/>
          <table:table-cell table:style-name="Pivot_20_Table_20_Value" table:number-columns-repeated="22"/>
          <table:table-cell table:style-name="ce26"/>
          <table:table-cell table:style-name="ce32"/>
          <table:table-cell table:number-columns-repeated="16357"/>
        </table:table-row>
        <table:table-row table:style-name="ro3">
          <table:table-cell table:style-name="ce12"/>
          <table:table-cell table:style-name="ce42" office:value-type="string" calcext:value-type="string">
            <text:p>46-55 ans</text:p>
          </table:table-cell>
          <table:table-cell table:style-name="ce17"/>
          <table:table-cell table:style-name="Pivot_20_Table_20_Value" table:number-columns-repeated="22"/>
          <table:table-cell table:style-name="ce26"/>
          <table:table-cell table:style-name="ce32"/>
          <table:table-cell table:number-columns-repeated="16357"/>
        </table:table-row>
        <table:table-row table:style-name="ro3">
          <table:table-cell table:style-name="ce36"/>
          <table:table-cell table:style-name="ce43" office:value-type="string" calcext:value-type="string">
            <text:p>56-65 ans</text:p>
          </table:table-cell>
          <table:table-cell table:style-name="ce18"/>
          <table:table-cell table:style-name="ce23" table:number-columns-repeated="22"/>
          <table:table-cell table:style-name="ce27"/>
          <table:table-cell table:style-name="ce33"/>
          <table:table-cell table:number-columns-repeated="16357"/>
        </table:table-row>
        <table:table-row table:style-name="ro3">
          <table:table-cell table:style-name="ce37" office:value-type="string" calcext:value-type="string">
            <text:p>Commerçant </text:p>
          </table:table-cell>
          <table:table-cell table:style-name="ce44" office:value-type="string" calcext:value-type="string">
            <text:p>26-35 ans</text:p>
          </table:table-cell>
          <table:table-cell table:style-name="ce46" table:number-columns-repeated="24"/>
          <table:table-cell table:style-name="ce49"/>
          <table:table-cell table:number-columns-repeated="16357"/>
        </table:table-row>
        <table:table-row table:style-name="ro3">
          <table:table-cell office:value-type="string" calcext:value-type="string">
            <text:p>Direction</text:p>
          </table:table-cell>
          <table:table-cell office:value-type="string" calcext:value-type="string">
            <text:p>36-45 ans</text:p>
          </table:table-cell>
          <table:table-cell table:number-columns-repeated="16382"/>
        </table:table-row>
        <table:table-row table:style-name="ro3">
          <table:table-cell table:style-name="ce36"/>
          <table:table-cell table:style-name="ce43" office:value-type="string" calcext:value-type="string">
            <text:p>46-55 ans</text:p>
          </table:table-cell>
          <table:table-cell table:style-name="ce18"/>
          <table:table-cell table:style-name="ce23" table:number-columns-repeated="22"/>
          <table:table-cell table:style-name="ce27"/>
          <table:table-cell table:style-name="ce33"/>
          <table:table-cell table:number-columns-repeated="16357"/>
        </table:table-row>
        <table:table-row table:style-name="ro3">
          <table:table-cell table:style-name="ce37" office:value-type="string" calcext:value-type="string">
            <text:p>Domine le monde secrètement </text:p>
          </table:table-cell>
          <table:table-cell table:style-name="ce44" office:value-type="string" calcext:value-type="string">
            <text:p>15-25 ans</text:p>
          </table:table-cell>
          <table:table-cell table:style-name="ce46" table:number-columns-repeated="24"/>
          <table:table-cell table:style-name="ce49"/>
          <table:table-cell table:number-columns-repeated="16357"/>
        </table:table-row>
        <table:table-row table:style-name="ro3">
          <table:table-cell office:value-type="string" calcext:value-type="string">
            <text:p>Employé</text:p>
          </table:table-cell>
          <table:table-cell office:value-type="string" calcext:value-type="string">
            <text:p>15-25 ans</text:p>
          </table:table-cell>
          <table:table-cell table:number-columns-repeated="16382"/>
        </table:table-row>
        <table:table-row table:style-name="ro3">
          <table:table-cell table:style-name="ce12"/>
          <table:table-cell table:style-name="ce42" office:value-type="string" calcext:value-type="string">
            <text:p>26-35 ans</text:p>
          </table:table-cell>
          <table:table-cell table:style-name="ce17"/>
          <table:table-cell table:style-name="Pivot_20_Table_20_Value" table:number-columns-repeated="22"/>
          <table:table-cell table:style-name="ce26"/>
          <table:table-cell table:style-name="ce32"/>
          <table:table-cell table:number-columns-repeated="16357"/>
        </table:table-row>
        <table:table-row table:style-name="ro3">
          <table:table-cell table:style-name="ce12"/>
          <table:table-cell table:style-name="ce42" office:value-type="string" calcext:value-type="string">
            <text:p>36-45 ans</text:p>
          </table:table-cell>
          <table:table-cell table:style-name="ce17"/>
          <table:table-cell table:style-name="Pivot_20_Table_20_Value" table:number-columns-repeated="22"/>
          <table:table-cell table:style-name="ce26"/>
          <table:table-cell table:style-name="ce32"/>
          <table:table-cell table:number-columns-repeated="16357"/>
        </table:table-row>
        <table:table-row table:style-name="ro3">
          <table:table-cell table:style-name="ce36"/>
          <table:table-cell table:style-name="ce43" office:value-type="string" calcext:value-type="string">
            <text:p>46-55 ans</text:p>
          </table:table-cell>
          <table:table-cell table:style-name="ce18"/>
          <table:table-cell table:style-name="ce23" table:number-columns-repeated="22"/>
          <table:table-cell table:style-name="ce27"/>
          <table:table-cell table:style-name="ce33"/>
          <table:table-cell table:number-columns-repeated="16357"/>
        </table:table-row>
        <table:table-row table:style-name="ro3">
          <table:table-cell office:value-type="string" calcext:value-type="string">
            <text:p>En recherche d'emploi</text:p>
          </table:table-cell>
          <table:table-cell office:value-type="string" calcext:value-type="string">
            <text:p>15-25 ans</text:p>
          </table:table-cell>
          <table:table-cell table:style-name="ce22"/>
          <table:table-cell table:number-columns-repeated="22"/>
          <table:table-cell table:style-name="ce22"/>
          <table:table-cell table:number-columns-repeated="16358"/>
        </table:table-row>
        <table:table-row table:style-name="ro3">
          <table:table-cell table:style-name="ce36"/>
          <table:table-cell table:style-name="ce43" office:value-type="string" calcext:value-type="string">
            <text:p>36-45 ans</text:p>
          </table:table-cell>
          <table:table-cell table:style-name="ce23" table:number-columns-repeated="24"/>
          <table:table-cell table:style-name="ce33"/>
          <table:table-cell table:number-columns-repeated="16357"/>
        </table:table-row>
        <table:table-row table:style-name="ro3">
          <table:table-cell table:style-name="ce37" office:value-type="string" calcext:value-type="string">
            <text:p>Enseignante</text:p>
          </table:table-cell>
          <table:table-cell table:style-name="ce44" office:value-type="string" calcext:value-type="string">
            <text:p>46-55 ans</text:p>
          </table:table-cell>
          <table:table-cell table:style-name="ce47"/>
          <table:table-cell table:style-name="ce46" table:number-columns-repeated="22"/>
          <table:table-cell table:style-name="ce48"/>
          <table:table-cell table:style-name="ce49"/>
          <table:table-cell table:number-columns-repeated="16357"/>
        </table:table-row>
        <table:table-row table:style-name="ro3">
          <table:table-cell table:style-name="ce37" office:value-type="string" calcext:value-type="string">
            <text:p>Entrepreneuse</text:p>
          </table:table-cell>
          <table:table-cell table:style-name="ce44" office:value-type="string" calcext:value-type="string">
            <text:p>26-35 ans</text:p>
          </table:table-cell>
          <table:table-cell table:style-name="ce46" table:number-columns-repeated="24"/>
          <table:table-cell table:style-name="ce49"/>
          <table:table-cell table:number-columns-repeated="16357"/>
        </table:table-row>
        <table:table-row table:style-name="ro3">
          <table:table-cell office:value-type="string" calcext:value-type="string">
            <text:p>Étudiant</text:p>
          </table:table-cell>
          <table:table-cell office:value-type="string" calcext:value-type="string">
            <text:p>-15 ans</text:p>
          </table:table-cell>
          <table:table-cell table:number-columns-repeated="16382"/>
        </table:table-row>
        <table:table-row table:style-name="ro3">
          <table:table-cell table:style-name="ce12"/>
          <table:table-cell table:style-name="ce42" office:value-type="string" calcext:value-type="string">
            <text:p>15-25 ans</text:p>
          </table:table-cell>
          <table:table-cell table:style-name="ce17"/>
          <table:table-cell table:style-name="Pivot_20_Table_20_Value" table:number-columns-repeated="22"/>
          <table:table-cell table:style-name="ce26"/>
          <table:table-cell table:style-name="ce32"/>
          <table:table-cell table:number-columns-repeated="16357"/>
        </table:table-row>
        <table:table-row table:style-name="ro3">
          <table:table-cell table:style-name="ce36"/>
          <table:table-cell table:style-name="ce43" office:value-type="string" calcext:value-type="string">
            <text:p>26-35 ans</text:p>
          </table:table-cell>
          <table:table-cell table:style-name="ce18"/>
          <table:table-cell table:style-name="ce23" table:number-columns-repeated="22"/>
          <table:table-cell table:style-name="ce27"/>
          <table:table-cell table:style-name="ce33"/>
          <table:table-cell table:number-columns-repeated="16357"/>
        </table:table-row>
        <table:table-row table:style-name="ro3">
          <table:table-cell table:style-name="ce37" office:value-type="string" calcext:value-type="string">
            <text:p>Indépendant </text:p>
          </table:table-cell>
          <table:table-cell table:style-name="ce44" office:value-type="string" calcext:value-type="string">
            <text:p>46-55 ans</text:p>
          </table:table-cell>
          <table:table-cell table:style-name="ce46" table:number-columns-repeated="24"/>
          <table:table-cell table:style-name="ce49"/>
          <table:table-cell table:number-columns-repeated="16357"/>
        </table:table-row>
        <table:table-row table:style-name="ro3">
          <table:table-cell office:value-type="string" calcext:value-type="string">
            <text:p>Retraité</text:p>
          </table:table-cell>
          <table:table-cell office:value-type="string" calcext:value-type="string">
            <text:p>56-65 ans</text:p>
          </table:table-cell>
          <table:table-cell table:number-columns-repeated="16382"/>
        </table:table-row>
        <table:table-row table:style-name="ro3">
          <table:table-cell table:style-name="ce36"/>
          <table:table-cell table:style-name="ce43" office:value-type="string" calcext:value-type="string">
            <text:p>Plus de 65 ans</text:p>
          </table:table-cell>
          <table:table-cell table:style-name="ce18"/>
          <table:table-cell table:style-name="ce23" table:number-columns-repeated="22"/>
          <table:table-cell table:style-name="ce27"/>
          <table:table-cell table:style-name="ce33"/>
          <table:table-cell table:number-columns-repeated="16357"/>
        </table:table-row>
        <table:table-row table:style-name="ro3">
          <table:table-cell table:style-name="ce38" office:value-type="string" calcext:value-type="string">
            <text:p>Total Résultat</text:p>
          </table:table-cell>
          <table:table-cell table:style-name="ce45"/>
          <table:table-cell table:style-name="ce19"/>
          <table:table-cell table:style-name="ce24" table:number-columns-repeated="22"/>
          <table:table-cell table:style-name="ce28"/>
          <table:table-cell table:style-name="ce34"/>
          <table:table-cell table:number-columns-repeated="16357"/>
        </table:table-row>
      </table:table>
      <table:table table:name="Croisement donnée" table:style-name="ta2">
        <office:forms form:automatic-focus="false" form:apply-design-mode="false"/>
        <table:table-column table:style-name="co3" table:default-cell-style-name="Default"/>
        <table:table-row table:style-name="ro3">
          <table:table-cell/>
        </table:table-row>
      </table:table>
      <table:named-expressions/>
      <table:data-pilot-tables>
        <table:data-pilot-table table:name="DataPilot1" table:application-data="" table:target-range-address="'Table dynamique_Réponses au formulaire 1_1'.A1:'Table dynamique_Réponses au formulaire 1_1'.AA25" table:buttons="'Table dynamique_Réponses au formulaire 1_1'.A2 'Table dynamique_Réponses au formulaire 1_1'.B2 'Table dynamique_Réponses au formulaire 1_1'.C1" table:show-filter-button="false" table:drill-down-on-double-click="false">
          <table:source-cell-range table:cell-range-address="'Réponses au formulaire 1'.A1:'Réponses au formulaire 1'.N136"/>
          <table:data-pilot-field table:source-field-name="Secteur d'activité" table:orientation="column" table:used-hierarchy="0" table:function="auto">
            <table:data-pilot-level table:show-empty="false" calcext:repeat-item-labels="false">
              <table:data-pilot-members>
                <table:data-pilot-member table:name="Agriculture / Agroalimentaire / Animaux" table:display="true" table:show-details="true"/>
                <table:data-pilot-member table:name="Animation 2D, game designer, character designer" table:display="true" table:show-details="true"/>
                <table:data-pilot-member table:name="Armée / Sécurité / Secours" table:display="true" table:show-details="true"/>
                <table:data-pilot-member table:name="Assistante maternelle " table:display="true" table:show-details="true"/>
                <table:data-pilot-member table:name="Audiovisuel" table:display="true" table:show-details="true"/>
                <table:data-pilot-member table:name="Bac pro animation " table:display="true" table:show-details="true"/>
                <table:data-pilot-member table:name="Beauté" table:display="true" table:show-details="true"/>
                <table:data-pilot-member table:name="Biologie / Santé" table:display="true" table:show-details="true"/>
                <table:data-pilot-member table:name="Commerce / Marketing / Gestion" table:display="true" table:show-details="true"/>
                <table:data-pilot-member table:name="Comptabilité publique " table:display="true" table:show-details="true"/>
                <table:data-pilot-member table:name="Design / Architecture / Conception" table:display="true" table:show-details="true"/>
                <table:data-pilot-member table:name="Droit / Justice" table:display="true" table:show-details="true"/>
                <table:data-pilot-member table:name="Energies / Environnement" table:display="true" table:show-details="true"/>
                <table:data-pilot-member table:name="Enseignement " table:display="true" table:show-details="true"/>
                <table:data-pilot-member table:name="Finance" table:display="true" table:show-details="true"/>
                <table:data-pilot-member table:name="Formation/ insertion " table:display="true" table:show-details="true"/>
                <table:data-pilot-member table:name="Industrie / Mécanique / BTP" table:display="true" table:show-details="true"/>
                <table:data-pilot-member table:name="Informatique / Numérique / Digital" table:display="true" table:show-details="true"/>
                <table:data-pilot-member table:name="Mathématiques et physique" table:display="true" table:show-details="true"/>
                <table:data-pilot-member table:name="Petite enfance " table:display="true" table:show-details="true"/>
                <table:data-pilot-member table:name="Sectes" table:display="true" table:show-details="true"/>
                <table:data-pilot-member table:name="Social " table:display="true" table:show-details="true"/>
                <table:data-pilot-member table:name="Tatoueur 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ituation professionnelle" table:orientation="row" table:used-hierarchy="0" table:function="auto">
            <table:data-pilot-level table:show-empty="false" calcext:repeat-item-labels="false">
              <table:data-pilot-members>
                <table:data-pilot-member table:name="Cadre" table:display="true" table:show-details="true"/>
                <table:data-pilot-member table:name="Commerçant " table:display="true" table:show-details="true"/>
                <table:data-pilot-member table:name="Direction" table:display="true" table:show-details="true"/>
                <table:data-pilot-member table:name="Domine le monde secrètement " table:display="true" table:show-details="true"/>
                <table:data-pilot-member table:name="Employé" table:display="true" table:show-details="true"/>
                <table:data-pilot-member table:name="En recherche d'emploi" table:display="true" table:show-details="true"/>
                <table:data-pilot-member table:name="Enseignante" table:display="true" table:show-details="true"/>
                <table:data-pilot-member table:name="Entrepreneuse" table:display="true" table:show-details="true"/>
                <table:data-pilot-member table:name="Étudiant" table:display="true" table:show-details="true"/>
                <table:data-pilot-member table:name="Indépendant " table:display="true" table:show-details="true"/>
                <table:data-pilot-member table:name="Retraité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ranche d'age" table:orientation="row" table:used-hierarchy="0" table:function="auto">
            <table:data-pilot-level table:show-empty="false" calcext:repeat-item-labels="false">
              <table:data-pilot-members>
                <table:data-pilot-member table:name="-15 ans" table:display="true" table:show-details="true"/>
                <table:data-pilot-member table:name="15-25 ans" table:display="true" table:show-details="true"/>
                <table:data-pilot-member table:name="26-35 ans" table:display="true" table:show-details="true"/>
                <table:data-pilot-member table:name="36-45 ans" table:display="true" table:show-details="true"/>
                <table:data-pilot-member table:name="46-55 ans" table:display="true" table:show-details="true"/>
                <table:data-pilot-member table:name="56-65 ans" table:display="true" table:show-details="true"/>
                <table:data-pilot-member table:name="Plus de 65 an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ous préoccupez vous de la longévité de vos appareils numériques (ordinateur, téléphone, etc) ?" table:orientation="data" table:used-hierarchy="0" table:function="average">
            <table:data-pilot-level table:show-empty="false" calcext:repeat-item-labels="false">
              <table:data-pilot-members>
                <table:data-pilot-member table:name="Je ne sais pas" table:display="true" table:show-details="true"/>
                <table:data-pilot-member table:name="Non" table:display="true" table:show-details="true"/>
                <table:data-pilot-member table:name="Oui" table:display="true" table:show-details="true"/>
                <table:data-pilot-member table:name="Plutôt non" table:display="true" table:show-details="true"/>
                <table:data-pilot-member table:name="Plutôt oui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e dynamique_Réponses au formulaire 1_2'.A1:'Table dynamique_Réponses au formulaire 1_2'.I8" table:buttons="'Table dynamique_Réponses au formulaire 1_2'.A2 'Table dynamique_Réponses au formulaire 1_2'.B1" table:show-filter-button="false" table:drill-down-on-double-click="false">
          <table:source-cell-range table:cell-range-address="'Réponses au formulaire 1'.A1:'Réponses au formulaire 1'.N136"/>
          <table:data-pilot-field table:source-field-name="Tranche d'age" table:orientation="column" table:used-hierarchy="0" table:function="auto">
            <table:data-pilot-level table:show-empty="false" calcext:repeat-item-labels="false">
              <table:data-pilot-members>
                <table:data-pilot-member table:name="-15 ans" table:display="true" table:show-details="true"/>
                <table:data-pilot-member table:name="15-25 ans" table:display="true" table:show-details="true"/>
                <table:data-pilot-member table:name="26-35 ans" table:display="true" table:show-details="true"/>
                <table:data-pilot-member table:name="36-45 ans" table:display="true" table:show-details="true"/>
                <table:data-pilot-member table:name="46-55 ans" table:display="true" table:show-details="true"/>
                <table:data-pilot-member table:name="56-65 ans" table:display="true" table:show-details="true"/>
                <table:data-pilot-member table:name="Plus de 65 an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ous préoccupez vous de la longévité de vos appareils numériques (ordinateur, téléphone, etc) ?" table:orientation="row" table:used-hierarchy="0" table:function="auto">
            <table:data-pilot-level table:show-empty="false" calcext:repeat-item-labels="false">
              <table:data-pilot-members>
                <table:data-pilot-member table:name="Je ne sais pas" table:display="true" table:show-details="true"/>
                <table:data-pilot-member table:name="Non" table:display="true" table:show-details="true"/>
                <table:data-pilot-member table:name="Oui" table:display="true" table:show-details="true"/>
                <table:data-pilot-member table:name="Plutôt non" table:display="true" table:show-details="true"/>
                <table:data-pilot-member table:name="Plutôt oui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percentage-style style:name="N119">
      <number:number number:decimal-places="0" number:min-decimal-places="0" number:min-integer-digits="1"/>
      <number:text>%</number:text>
    </number:percentag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Réponses_20_au_20_formulaire_20_1" style:display-name="PageStyle_Réponses au formulaire 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3-11-15T09:18:27.429000000</dc:date>
    <meta:editing-duration>PT32M7S</meta:editing-duration>
    <meta:editing-cycles>7</meta:editing-cycles>
    <meta:document-statistic meta:table-count="4" meta:cell-count="1974" meta:object-count="0"/>
  </office:meta>
</office:document-meta>
</file>